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5014in" style:page-number="0" table:align="right" style:writing-mode="lr-tb"/>
    </style:style>
    <style:style style:name="Table1.A" style:family="table-column">
      <style:table-column-properties style:column-width="0.5347in"/>
    </style:style>
    <style:style style:name="Table1.B" style:family="table-column">
      <style:table-column-properties style:column-width="0.6688in"/>
    </style:style>
    <style:style style:name="Table1.E" style:family="table-column">
      <style:table-column-properties style:column-width="1.2049in"/>
    </style:style>
    <style:style style:name="Table1.F" style:family="table-column">
      <style:table-column-properties style:column-width="1.6042in"/>
    </style:style>
    <style:style style:name="Table1.G" style:family="table-column">
      <style:table-column-properties style:column-width="1.41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2" style:family="table">
      <style:table-properties style:width="6.5083in" table:align="right" style:writing-mode="lr-tb"/>
    </style:style>
    <style:style style:name="Table2.A" style:family="table-column">
      <style:table-column-properties style:column-width="6.508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in" fo:border="0.0007in solid #000000" style:writing-mode="lr-tb"/>
    </style:style>
    <style:style style:name="Table3" style:family="table">
      <style:table-properties style:width="6.5083in" table:align="left" style:writing-mode="lr-tb"/>
    </style:style>
    <style:style style:name="Table3.A" style:family="table-column">
      <style:table-column-properties style:column-width="0.4986in"/>
    </style:style>
    <style:style style:name="Table3.B" style:family="table-column">
      <style:table-column-properties style:column-width="6.0097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3.B1" style:family="table-cell">
      <style:table-cell-properties style:vertical-align="top" fo:padding="0in" fo:border="0.0007in solid #000000" style:writing-mode="lr-tb"/>
    </style:style>
    <style:style style:name="Table3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3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6.5083in" table:align="right" style:writing-mode="lr-tb"/>
    </style:style>
    <style:style style:name="Table4.A" style:family="table-column">
      <style:table-column-properties style:column-width="6.508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in" fo:border="0.0007in solid #000000" style:writing-mode="lr-tb"/>
    </style:style>
    <style:style style:name="Table5" style:family="table">
      <style:table-properties style:width="6.5083in" table:align="left" style:writing-mode="lr-tb"/>
    </style:style>
    <style:style style:name="Table5.A" style:family="table-column">
      <style:table-column-properties style:column-width="0.4986in"/>
    </style:style>
    <style:style style:name="Table5.B" style:family="table-column">
      <style:table-column-properties style:column-width="6.009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5.B1" style:family="table-cell">
      <style:table-cell-properties style:vertical-align="top" fo:padding="0in" fo:border="0.0007in solid #000000" style:writing-mode="lr-tb"/>
    </style:style>
    <style:style style:name="Table5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5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6.5083in" table:align="right" style:writing-mode="lr-tb"/>
    </style:style>
    <style:style style:name="Table6.A" style:family="table-column">
      <style:table-column-properties style:column-width="0.016in"/>
    </style:style>
    <style:style style:name="Table6.B" style:family="table-column">
      <style:table-column-properties style:column-width="1.7056in"/>
    </style:style>
    <style:style style:name="Table6.C" style:family="table-column">
      <style:table-column-properties style:column-width="1.5896in"/>
    </style:style>
    <style:style style:name="Table6.D" style:family="table-column">
      <style:table-column-properties style:column-width="0.6778in"/>
    </style:style>
    <style:style style:name="Table6.E" style:family="table-column">
      <style:table-column-properties style:column-width="2.518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style:vertical-align="top" fo:padding="0in" fo:border="none" style:writing-mode="lr-tb"/>
    </style:style>
    <style:style style:name="Table6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6.A4" style:family="table-cell">
      <style:table-cell-properties style:vertical-align="top" fo:padding="0in" fo:border="0.0007in solid #000000" style:writing-mode="lr-tb"/>
    </style:style>
    <style:style style:name="Table6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6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6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6.13" style:family="table-row">
      <style:table-row-properties style:min-row-height="0.1618in" style:keep-together="true" fo:keep-together="auto"/>
    </style:style>
    <style:style style:name="Table6.14" style:family="table-row">
      <style:table-row-properties style:min-row-height="0.1611in" style:keep-together="true" fo:keep-together="auto"/>
    </style:style>
    <style:style style:name="Table7" style:family="table">
      <style:table-properties style:width="6.5083in" table:align="right" style:writing-mode="lr-tb"/>
    </style:style>
    <style:style style:name="Table7.A" style:family="table-column">
      <style:table-column-properties style:column-width="0.016in"/>
    </style:style>
    <style:style style:name="Table7.B" style:family="table-column">
      <style:table-column-properties style:column-width="1.7056in"/>
    </style:style>
    <style:style style:name="Table7.C" style:family="table-column">
      <style:table-column-properties style:column-width="1.5896in"/>
    </style:style>
    <style:style style:name="Table7.D" style:family="table-column">
      <style:table-column-properties style:column-width="0.6778in"/>
    </style:style>
    <style:style style:name="Table7.E" style:family="table-column">
      <style:table-column-properties style:column-width="2.5181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="0in" fo:border="none"/>
    </style:style>
    <style:style style:name="Table7.B1" style:family="table-cell">
      <style:table-cell-properties style:vertical-align="top" fo:padding="0in" fo:border="none" style:writing-mode="lr-tb"/>
    </style:style>
    <style:style style:name="Table7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7.A4" style:family="table-cell">
      <style:table-cell-properties style:vertical-align="top" fo:padding="0in" fo:border="0.0007in solid #000000" style:writing-mode="lr-tb"/>
    </style:style>
    <style:style style:name="Table7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7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7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7.13" style:family="table-row">
      <style:table-row-properties style:min-row-height="0.1618in" style:keep-together="true" fo:keep-together="auto"/>
    </style:style>
    <style:style style:name="Table7.14" style:family="table-row">
      <style:table-row-properties style:min-row-height="0.1611in" style:keep-together="true" fo:keep-together="auto"/>
    </style:style>
    <style:style style:name="Table8" style:family="table">
      <style:table-properties style:width="6.5083in" table:align="right" style:writing-mode="lr-tb"/>
    </style:style>
    <style:style style:name="Table8.A" style:family="table-column">
      <style:table-column-properties style:column-width="0.016in"/>
    </style:style>
    <style:style style:name="Table8.B" style:family="table-column">
      <style:table-column-properties style:column-width="1.7056in"/>
    </style:style>
    <style:style style:name="Table8.C" style:family="table-column">
      <style:table-column-properties style:column-width="1.5896in"/>
    </style:style>
    <style:style style:name="Table8.D" style:family="table-column">
      <style:table-column-properties style:column-width="0.6778in"/>
    </style:style>
    <style:style style:name="Table8.E" style:family="table-column">
      <style:table-column-properties style:column-width="2.5181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="0in" fo:border="none"/>
    </style:style>
    <style:style style:name="Table8.B1" style:family="table-cell">
      <style:table-cell-properties style:vertical-align="top" fo:padding="0in" fo:border="none" style:writing-mode="lr-tb"/>
    </style:style>
    <style:style style:name="Table8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8.A4" style:family="table-cell">
      <style:table-cell-properties style:vertical-align="top" fo:padding="0in" fo:border="0.0007in solid #000000" style:writing-mode="lr-tb"/>
    </style:style>
    <style:style style:name="Table8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8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8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8.13" style:family="table-row">
      <style:table-row-properties style:min-row-height="0.1618in" style:keep-together="true" fo:keep-together="auto"/>
    </style:style>
    <style:style style:name="Table8.14" style:family="table-row">
      <style:table-row-properties style:min-row-height="0.1611in" style:keep-together="true" fo:keep-together="auto"/>
    </style:style>
    <style:style style:name="Table9" style:family="table">
      <style:table-properties style:width="6.5083in" table:align="right" style:writing-mode="lr-tb"/>
    </style:style>
    <style:style style:name="Table9.A" style:family="table-column">
      <style:table-column-properties style:column-width="0.016in"/>
    </style:style>
    <style:style style:name="Table9.B" style:family="table-column">
      <style:table-column-properties style:column-width="1.7056in"/>
    </style:style>
    <style:style style:name="Table9.C" style:family="table-column">
      <style:table-column-properties style:column-width="1.5896in"/>
    </style:style>
    <style:style style:name="Table9.D" style:family="table-column">
      <style:table-column-properties style:column-width="0.6778in"/>
    </style:style>
    <style:style style:name="Table9.E" style:family="table-column">
      <style:table-column-properties style:column-width="2.5181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="0in" fo:border="none"/>
    </style:style>
    <style:style style:name="Table9.B1" style:family="table-cell">
      <style:table-cell-properties style:vertical-align="top" fo:padding="0in" fo:border="none" style:writing-mode="lr-tb"/>
    </style:style>
    <style:style style:name="Table9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9.A4" style:family="table-cell">
      <style:table-cell-properties style:vertical-align="top" fo:padding="0in" fo:border="0.0007in solid #000000" style:writing-mode="lr-tb"/>
    </style:style>
    <style:style style:name="Table9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9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9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9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9.12" style:family="table-row">
      <style:table-row-properties style:min-row-height="0.1618in" style:keep-together="true" fo:keep-together="auto"/>
    </style:style>
    <style:style style:name="Table9.13" style:family="table-row">
      <style:table-row-properties style:min-row-height="0.1611in" style:keep-together="true" fo:keep-together="auto"/>
    </style:style>
    <style:style style:name="Table10" style:family="table">
      <style:table-properties style:width="6.5083in" table:align="right" style:writing-mode="lr-tb"/>
    </style:style>
    <style:style style:name="Table10.A" style:family="table-column">
      <style:table-column-properties style:column-width="0.016in"/>
    </style:style>
    <style:style style:name="Table10.B" style:family="table-column">
      <style:table-column-properties style:column-width="1.7056in"/>
    </style:style>
    <style:style style:name="Table10.C" style:family="table-column">
      <style:table-column-properties style:column-width="1.5896in"/>
    </style:style>
    <style:style style:name="Table10.D" style:family="table-column">
      <style:table-column-properties style:column-width="0.6778in"/>
    </style:style>
    <style:style style:name="Table10.E" style:family="table-column">
      <style:table-column-properties style:column-width="2.5181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style:vertical-align="top" fo:padding="0in" fo:border="none" style:writing-mode="lr-tb"/>
    </style:style>
    <style:style style:name="Table10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0.A4" style:family="table-cell">
      <style:table-cell-properties style:vertical-align="top" fo:padding="0in" fo:border="0.0007in solid #000000" style:writing-mode="lr-tb"/>
    </style:style>
    <style:style style:name="Table10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0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0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0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0.12" style:family="table-row">
      <style:table-row-properties style:min-row-height="0.1618in" style:keep-together="true" fo:keep-together="auto"/>
    </style:style>
    <style:style style:name="Table10.13" style:family="table-row">
      <style:table-row-properties style:min-row-height="0.1611in" style:keep-together="true" fo:keep-together="auto"/>
    </style:style>
    <style:style style:name="Table11" style:family="table">
      <style:table-properties style:width="6.5083in" table:align="right" style:writing-mode="lr-tb"/>
    </style:style>
    <style:style style:name="Table11.A" style:family="table-column">
      <style:table-column-properties style:column-width="0.016in"/>
    </style:style>
    <style:style style:name="Table11.B" style:family="table-column">
      <style:table-column-properties style:column-width="1.7056in"/>
    </style:style>
    <style:style style:name="Table11.C" style:family="table-column">
      <style:table-column-properties style:column-width="1.5896in"/>
    </style:style>
    <style:style style:name="Table11.D" style:family="table-column">
      <style:table-column-properties style:column-width="0.6778in"/>
    </style:style>
    <style:style style:name="Table11.E" style:family="table-column">
      <style:table-column-properties style:column-width="2.5181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="0in" fo:border="none"/>
    </style:style>
    <style:style style:name="Table11.B1" style:family="table-cell">
      <style:table-cell-properties style:vertical-align="top" fo:padding="0in" fo:border="none" style:writing-mode="lr-tb"/>
    </style:style>
    <style:style style:name="Table11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1.A4" style:family="table-cell">
      <style:table-cell-properties style:vertical-align="top" fo:padding="0in" fo:border="0.0007in solid #000000" style:writing-mode="lr-tb"/>
    </style:style>
    <style:style style:name="Table11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1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1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1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1.12" style:family="table-row">
      <style:table-row-properties style:min-row-height="0.1618in" style:keep-together="true" fo:keep-together="auto"/>
    </style:style>
    <style:style style:name="Table11.13" style:family="table-row">
      <style:table-row-properties style:min-row-height="0.1611in" style:keep-together="true" fo:keep-together="auto"/>
    </style:style>
    <style:style style:name="Table12" style:family="table">
      <style:table-properties style:width="6.5083in" table:align="right" style:writing-mode="lr-tb"/>
    </style:style>
    <style:style style:name="Table12.A" style:family="table-column">
      <style:table-column-properties style:column-width="0.016in"/>
    </style:style>
    <style:style style:name="Table12.B" style:family="table-column">
      <style:table-column-properties style:column-width="1.7056in"/>
    </style:style>
    <style:style style:name="Table12.C" style:family="table-column">
      <style:table-column-properties style:column-width="1.5896in"/>
    </style:style>
    <style:style style:name="Table12.D" style:family="table-column">
      <style:table-column-properties style:column-width="0.6778in"/>
    </style:style>
    <style:style style:name="Table12.E" style:family="table-column">
      <style:table-column-properties style:column-width="2.5181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="0in" fo:border="none"/>
    </style:style>
    <style:style style:name="Table12.B1" style:family="table-cell">
      <style:table-cell-properties style:vertical-align="top" fo:padding="0in" fo:border="none" style:writing-mode="lr-tb"/>
    </style:style>
    <style:style style:name="Table12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2.A4" style:family="table-cell">
      <style:table-cell-properties style:vertical-align="top" fo:padding="0in" fo:border="0.0007in solid #000000" style:writing-mode="lr-tb"/>
    </style:style>
    <style:style style:name="Table12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2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2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2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2.12" style:family="table-row">
      <style:table-row-properties style:min-row-height="0.1618in" style:keep-together="true" fo:keep-together="auto"/>
    </style:style>
    <style:style style:name="Table12.13" style:family="table-row">
      <style:table-row-properties style:min-row-height="0.1611in" style:keep-together="true" fo:keep-together="auto"/>
    </style:style>
    <style:style style:name="Table13" style:family="table">
      <style:table-properties style:width="6.5083in" table:align="right" style:writing-mode="lr-tb"/>
    </style:style>
    <style:style style:name="Table13.A" style:family="table-column">
      <style:table-column-properties style:column-width="0.016in"/>
    </style:style>
    <style:style style:name="Table13.B" style:family="table-column">
      <style:table-column-properties style:column-width="1.7056in"/>
    </style:style>
    <style:style style:name="Table13.C" style:family="table-column">
      <style:table-column-properties style:column-width="1.5896in"/>
    </style:style>
    <style:style style:name="Table13.D" style:family="table-column">
      <style:table-column-properties style:column-width="0.6778in"/>
    </style:style>
    <style:style style:name="Table13.E" style:family="table-column">
      <style:table-column-properties style:column-width="2.5181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="0in" fo:border="none"/>
    </style:style>
    <style:style style:name="Table13.B1" style:family="table-cell">
      <style:table-cell-properties style:vertical-align="top" fo:padding="0in" fo:border="none" style:writing-mode="lr-tb"/>
    </style:style>
    <style:style style:name="Table13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3.A4" style:family="table-cell">
      <style:table-cell-properties style:vertical-align="top" fo:padding="0in" fo:border="0.0007in solid #000000" style:writing-mode="lr-tb"/>
    </style:style>
    <style:style style:name="Table13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3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3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3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3.12" style:family="table-row">
      <style:table-row-properties style:min-row-height="0.1618in" style:keep-together="true" fo:keep-together="auto"/>
    </style:style>
    <style:style style:name="Table13.13" style:family="table-row">
      <style:table-row-properties style:min-row-height="0.1611in" style:keep-together="true" fo:keep-together="auto"/>
    </style:style>
    <style:style style:name="Table14" style:family="table">
      <style:table-properties style:width="6.5083in" table:align="right" style:writing-mode="lr-tb"/>
    </style:style>
    <style:style style:name="Table14.A" style:family="table-column">
      <style:table-column-properties style:column-width="0.016in"/>
    </style:style>
    <style:style style:name="Table14.B" style:family="table-column">
      <style:table-column-properties style:column-width="1.7056in"/>
    </style:style>
    <style:style style:name="Table14.C" style:family="table-column">
      <style:table-column-properties style:column-width="1.5896in"/>
    </style:style>
    <style:style style:name="Table14.D" style:family="table-column">
      <style:table-column-properties style:column-width="0.6778in"/>
    </style:style>
    <style:style style:name="Table14.E" style:family="table-column">
      <style:table-column-properties style:column-width="2.5181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="0in" fo:border="none"/>
    </style:style>
    <style:style style:name="Table14.B1" style:family="table-cell">
      <style:table-cell-properties style:vertical-align="top" fo:padding="0in" fo:border="none" style:writing-mode="lr-tb"/>
    </style:style>
    <style:style style:name="Table14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4.A4" style:family="table-cell">
      <style:table-cell-properties style:vertical-align="top" fo:padding="0in" fo:border="0.0007in solid #000000" style:writing-mode="lr-tb"/>
    </style:style>
    <style:style style:name="Table14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4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4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4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4.12" style:family="table-row">
      <style:table-row-properties style:min-row-height="0.1618in" style:keep-together="true" fo:keep-together="auto"/>
    </style:style>
    <style:style style:name="Table14.13" style:family="table-row">
      <style:table-row-properties style:min-row-height="0.1611in" style:keep-together="true" fo:keep-together="auto"/>
    </style:style>
    <style:style style:name="Table15" style:family="table">
      <style:table-properties style:width="6.5083in" table:align="right" style:writing-mode="lr-tb"/>
    </style:style>
    <style:style style:name="Table15.A" style:family="table-column">
      <style:table-column-properties style:column-width="0.016in"/>
    </style:style>
    <style:style style:name="Table15.B" style:family="table-column">
      <style:table-column-properties style:column-width="1.7056in"/>
    </style:style>
    <style:style style:name="Table15.C" style:family="table-column">
      <style:table-column-properties style:column-width="1.5896in"/>
    </style:style>
    <style:style style:name="Table15.D" style:family="table-column">
      <style:table-column-properties style:column-width="0.6778in"/>
    </style:style>
    <style:style style:name="Table15.E" style:family="table-column">
      <style:table-column-properties style:column-width="2.5181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padding="0in" fo:border="none"/>
    </style:style>
    <style:style style:name="Table15.B1" style:family="table-cell">
      <style:table-cell-properties style:vertical-align="top" fo:padding="0in" fo:border="none" style:writing-mode="lr-tb"/>
    </style:style>
    <style:style style:name="Table15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5.A4" style:family="table-cell">
      <style:table-cell-properties style:vertical-align="top" fo:padding="0in" fo:border="0.0007in solid #000000" style:writing-mode="lr-tb"/>
    </style:style>
    <style:style style:name="Table15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5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5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5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5.12" style:family="table-row">
      <style:table-row-properties style:min-row-height="0.1618in" style:keep-together="true" fo:keep-together="auto"/>
    </style:style>
    <style:style style:name="Table15.13" style:family="table-row">
      <style:table-row-properties style:min-row-height="0.1611in" style:keep-together="true" fo:keep-together="auto"/>
    </style:style>
    <style:style style:name="Table16" style:family="table">
      <style:table-properties style:width="6.5083in" table:align="right" style:writing-mode="lr-tb"/>
    </style:style>
    <style:style style:name="Table16.A" style:family="table-column">
      <style:table-column-properties style:column-width="0.016in"/>
    </style:style>
    <style:style style:name="Table16.B" style:family="table-column">
      <style:table-column-properties style:column-width="1.7056in"/>
    </style:style>
    <style:style style:name="Table16.C" style:family="table-column">
      <style:table-column-properties style:column-width="1.5896in"/>
    </style:style>
    <style:style style:name="Table16.D" style:family="table-column">
      <style:table-column-properties style:column-width="0.6778in"/>
    </style:style>
    <style:style style:name="Table16.E" style:family="table-column">
      <style:table-column-properties style:column-width="2.5181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style:vertical-align="top" fo:padding="0in" fo:border="none" style:writing-mode="lr-tb"/>
    </style:style>
    <style:style style:name="Table16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6.A4" style:family="table-cell">
      <style:table-cell-properties style:vertical-align="top" fo:padding="0in" fo:border="0.0007in solid #000000" style:writing-mode="lr-tb"/>
    </style:style>
    <style:style style:name="Table16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6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6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6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6.12" style:family="table-row">
      <style:table-row-properties style:min-row-height="0.1618in" style:keep-together="true" fo:keep-together="auto"/>
    </style:style>
    <style:style style:name="Table16.13" style:family="table-row">
      <style:table-row-properties style:min-row-height="0.1611in" style:keep-together="true" fo:keep-together="auto"/>
    </style:style>
    <style:style style:name="Table17" style:family="table">
      <style:table-properties style:width="6.5083in" table:align="right" style:writing-mode="lr-tb"/>
    </style:style>
    <style:style style:name="Table17.A" style:family="table-column">
      <style:table-column-properties style:column-width="0.4903in"/>
    </style:style>
    <style:style style:name="Table17.B" style:family="table-column">
      <style:table-column-properties style:column-width="3.9924in"/>
    </style:style>
    <style:style style:name="Table17.C" style:family="table-column">
      <style:table-column-properties style:column-width="2.0257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7.C1" style:family="table-cell">
      <style:table-cell-properties style:vertical-align="top" fo:padding="0in" fo:border="0.0007in solid #000000" style:writing-mode="lr-tb"/>
    </style:style>
    <style:style style:name="Table17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7.C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8" style:family="table">
      <style:table-properties style:width="6.5083in" table:align="left" style:writing-mode="lr-tb"/>
    </style:style>
    <style:style style:name="Table18.A" style:family="table-column">
      <style:table-column-properties style:column-width="0.5042in"/>
    </style:style>
    <style:style style:name="Table18.B" style:family="table-column">
      <style:table-column-properties style:column-width="6.0042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8.B1" style:family="table-cell">
      <style:table-cell-properties style:vertical-align="top" fo:padding="0in" fo:border-left="0.0007in solid #000000" fo:border-right="0.0007in solid #000000" fo:border-top="0.0007in solid #000000" fo:border-bottom="none" style:writing-mode="lr-tb"/>
    </style:style>
    <style:style style:name="Table18.A2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8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8.A3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9" style:family="table">
      <style:table-properties style:width="6.5083in" table:align="left" style:writing-mode="lr-tb"/>
    </style:style>
    <style:style style:name="Table19.A" style:family="table-column">
      <style:table-column-properties style:column-width="0.5042in"/>
    </style:style>
    <style:style style:name="Table19.B" style:family="table-column">
      <style:table-column-properties style:column-width="3.7465in"/>
    </style:style>
    <style:style style:name="Table19.C" style:family="table-column">
      <style:table-column-properties style:column-width="2.2521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9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9.C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20" style:family="table">
      <style:table-properties style:width="6.5083in" table:align="left" style:writing-mode="lr-tb"/>
    </style:style>
    <style:style style:name="Table20.A" style:family="table-column">
      <style:table-column-properties style:column-width="0.4972in"/>
    </style:style>
    <style:style style:name="Table20.B" style:family="table-column">
      <style:table-column-properties style:column-width="6.0111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20.B1" style:family="table-cell">
      <style:table-cell-properties style:vertical-align="top" fo:padding="0in" fo:border="0.0007in solid #000000" style:writing-mode="lr-tb"/>
    </style:style>
    <style:style style:name="Table20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20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21" style:family="table">
      <style:table-properties style:width="6.5083in" table:align="right" style:writing-mode="lr-tb"/>
    </style:style>
    <style:style style:name="Table21.A" style:family="table-column">
      <style:table-column-properties style:column-width="6.5083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="0in" fo:border="0.0007in solid #000000" style:writing-mode="lr-tb"/>
    </style:style>
    <style:style style:name="Table22" style:family="table">
      <style:table-properties style:width="6.4667in" fo:margin-left="0.0319in" table:align="left" style:writing-mode="lr-tb"/>
    </style:style>
    <style:style style:name="Table22.A" style:family="table-column">
      <style:table-column-properties style:column-width="6.4667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padding="0in" fo:border="0.0007in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letter-spacing="-0.0016in" fo:language="en" fo:country="US"/>
    </style:style>
    <style:style style:name="P3" style:family="paragraph" style:parent-style-name="Standard">
      <style:paragraph-properties style:snap-to-layout-grid="false"/>
      <style:text-properties fo:letter-spacing="-0.0016in" fo:language="en" fo:country="US"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/>
    </style:style>
    <style:style style:name="P8" style:family="paragraph" style:parent-style-name="Standard">
      <style:paragraph-properties style:snap-to-layout-grid="false"/>
      <style:text-properties fo:language="en" fo:country="US" fo:font-weight="bold" style:font-weight-asian="bold"/>
    </style:style>
    <style:style style:name="P9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 fo:font-weight="bold" style:font-weight-asian="bold"/>
    </style:style>
    <style:style style:name="P10" style:family="paragraph" style:parent-style-name="Standard">
      <style:paragraph-properties style:snap-to-layout-gri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3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4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style:snap-to-layout-grid="false"/>
      <style:text-properties fo:letter-spacing="-0.002in" fo:language="en" fo:country="US"/>
    </style:style>
    <style:style style:name="P17" style:family="paragraph" style:parent-style-name="Standard">
      <style:paragraph-properties fo:text-align="center" style:justify-single-word="false" style:snap-to-layout-grid="false"/>
      <style:text-properties fo:letter-spacing="-0.002in" fo:language="en" fo:country="US"/>
    </style:style>
    <style:style style:name="P18" style:family="paragraph" style:parent-style-name="Standard">
      <style:paragraph-properties style:snap-to-layout-grid="fals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19" style:family="paragraph" style:parent-style-name="Standard">
      <style:paragraph-properties fo:margin-top="0in" fo:margin-bottom="0in" fo:line-height="100%" style:snap-to-layout-grid="false"/>
      <style:text-properties style:use-window-font-color="true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break-before="page"/>
      <style:text-properties fo:language="en" fo:country="US" fo:font-weight="bold" style:font-weight-asian="bold"/>
    </style:style>
    <style:style style:name="P21" style:family="paragraph" style:parent-style-name="Text_20_body">
      <style:text-properties fo:language="en" fo:country="US" fo:font-weight="normal" style:font-weight-asian="normal"/>
    </style:style>
    <style:style style:name="P22" style:family="paragraph" style:parent-style-name="Footer">
      <style:paragraph-properties>
        <style:tab-stops/>
      </style:paragraph-properties>
    </style:style>
    <style:style style:name="P23" style:family="paragraph" style:parent-style-name="Footer">
      <style:text-properties fo:language="en" fo:country="US"/>
    </style:style>
    <style:style style:name="P24" style:family="paragraph" style:parent-style-name="WW-Body_20_Text_20_Indent_20_3">
      <style:paragraph-properties fo:margin-left="0in" fo:margin-right="0in" fo:text-indent="0in" style:auto-text-indent="false"/>
      <style:text-properties fo:language="en" fo:country="US"/>
    </style:style>
    <style:style style:name="P25" style:family="paragraph" style:parent-style-name="WW-Body_20_Text_20_Indent_20_3">
      <style:paragraph-properties fo:margin-left="0in" fo:margin-right="0in" fo:text-indent="0in" style:auto-text-indent="false"/>
      <style:text-properties fo:language="en" fo:country="US" fo:font-weight="normal" style:font-weight-asian="normal"/>
    </style:style>
    <style:style style:name="P26" style:family="paragraph" style:parent-style-name="WW-Body_20_Text_20_Indent_20_3">
      <style:paragraph-properties fo:margin-left="0in" fo:margin-right="0in" fo:text-indent="0in" style:auto-text-indent="false" style:snap-to-layout-grid="false"/>
      <style:text-properties fo:language="en" fo:country="US" fo:font-weight="normal" style:font-weight-asian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etter-spacing="-0.002in" fo:language="en" fo:country="US"/>
    </style:style>
    <style:style style:name="T6" style:family="text">
      <style:text-properties style:text-position="super 58%" style:font-name="Symbol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Date:</text:p>
          </table:table-cell>
          <table:table-cell table:style-name="Table1.B1" table:number-columns-spanned="3" office:value-type="string">
            <text:p text:style-name="P2">08/04/09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4">Vendor Name:</text:p>
          </table:table-cell>
          <table:covered-table-cell/>
          <table:table-cell table:style-name="Table1.B1" table:number-columns-spanned="5" office:value-type="string">
            <text:p text:style-name="P5">BACnet Stack hosted on SourceForge.ne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Product Name:</text:p>
          </table:table-cell>
          <table:covered-table-cell/>
          <table:table-cell table:style-name="Table1.B1" table:number-columns-spanned="5" office:value-type="string">
            <text:p text:style-name="P2">SimpleServer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">Product Model Number:</text:p>
          </table:table-cell>
          <table:covered-table-cell/>
          <table:covered-table-cell/>
          <table:table-cell table:style-name="Table1.B1" table:number-columns-spanned="4" office:value-type="string">
            <text:p text:style-name="P2">GNU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8">Applications Software Ver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>1</text:p>
          </table:table-cell>
          <table:table-cell table:style-name="Table1.A1" office:value-type="string">
            <text:p text:style-name="P8">Firmware Revision:</text:p>
          </table:table-cell>
          <table:table-cell table:style-name="Table1.B1" office:value-type="string">
            <text:p text:style-name="P11">0.5.3</text:p>
          </table:table-cell>
        </table:table-row>
        <table:table-row table:style-name="Table1.1">
          <table:table-cell table:style-name="Table1.A1" table:number-columns-spanned="4" office:value-type="string">
            <text:p text:style-name="P8">BACnet Protocol Revi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>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22"/>
      <text:p text:style-name="P7">Product Descripti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Example BACnet service device used with the BACnet Stack hosted on SourceForge.net</text:p>
            <text:p text:style-name="P19"/>
            <text:p text:style-name="P19"/>
            <text:p text:style-name="P7"/>
          </table:table-cell>
        </table:table-row>
      </table:table>
      <text:p text:style-name="Standard"/>
      <text:p text:style-name="P24">BACnet Standardized Device Profile (Annex L)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1">BACnet Operator Workstation (B-OW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Building Controller (B-B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Advanced Application Controller (B-AAC)</text:p>
          </table:table-cell>
        </table:table-row>
        <table:table-row table:style-name="Table3.1">
          <table:table-cell table:style-name="Table3.A2" office:value-type="string">
            <text:p text:style-name="P12">x</text:p>
          </table:table-cell>
          <table:table-cell table:style-name="Table3.B2" office:value-type="string">
            <text:p text:style-name="P11">BACnet Application Specific Controller (B-AS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Smart Sensor (B-S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Smart Actuator (B-SA)</text:p>
          </table:table-cell>
        </table:table-row>
      </table:table>
      <text:p text:style-name="P22"/>
      <text:p text:style-name="Standard"><text:span text:style-name="T2">List </text:span><text:span text:style-name="T3">all</text:span><text:span text:style-name="T2"> BACnet Interoperability Building Blocks supported (see Annex K in BACnet Addendum 135d):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>DS-RP-B Read Property</text:p>
            <text:p text:style-name="P25">DS-WP-B Write Property</text:p>
            <text:p text:style-name="P25">DM-DDB-B Dynamic Device Binding</text:p>
            <text:p text:style-name="P25">DM-DOB-B Dynamic Object Binding</text:p>
            <text:p text:style-name="P25">DM-DCC-B Device Communication Control</text:p>
            <text:p text:style-name="P21">DS-RPM-B ReadPropertyMultiple</text:p>
            <text:p text:style-name="P21">DS-WPM-B WritePropertyMultiple</text:p>
            <text:p text:style-name="P25">DM-RD-B Reinitialize Device</text:p>
            <text:p text:style-name="P21">DS-COVU-A,B UnconfirmedCOV</text:p>
          </table:table-cell>
        </table:table-row>
      </table:table>
      <text:p text:style-name="P22"/>
      <text:p text:style-name="P7">Which of the following device binding methods does the product support? <text:s/>(check one or more)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/>
          </table:table-cell>
          <table:table-cell table:style-name="Table5.B1" office:value-type="string">
            <text:p text:style-name="P11">Send Who-Is, receive I-Am (BIBB DM-DDB-A)</text:p>
          </table:table-cell>
        </table:table-row>
        <table:table-row table:style-name="Table5.1">
          <table:table-cell table:style-name="Table5.A2" office:value-type="string">
            <text:p text:style-name="P12">x</text:p>
          </table:table-cell>
          <table:table-cell table:style-name="Table5.B2" office:value-type="string">
            <text:p text:style-name="P1"><text:span text:style-name="T5">Receive</text:span><text:span text:style-name="T1"> Who-Is, send I-Am (BIBB DM-DD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1">Send Who-Has, receive I-Have (BIBB DM-DOB-A)</text:p>
          </table:table-cell>
        </table:table-row>
        <table:table-row table:style-name="Table5.1">
          <table:table-cell table:style-name="Table5.A2" office:value-type="string">
            <text:p text:style-name="P12">x</text:p>
          </table:table-cell>
          <table:table-cell table:style-name="Table5.B2" office:value-type="string">
            <text:p text:style-name="P1"><text:span text:style-name="T5">Receive</text:span><text:span text:style-name="T1"> Who-Has, send I-Have (BIBB DM-DO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6">Manual configuration of recipient device's network number and MAC address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6">None of the above</text:p>
          </table:table-cell>
        </table:table-row>
      </table:table>
      <text:p text:style-name="P20">Standard Object Types Supported:</text:p>
      <text:p text:style-name="P7"/>
      <text:p text:style-name="P7">Analog Input Object Type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Heading"/>
          </table:table-cell>
          <table:table-cell table:style-name="Table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6.B1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6.E2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1">Description</text:p>
            <text:p text:style-name="P6"/>
            <text:p text:style-name="P2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4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8" office:value-type="string">
            <text:p text:style-name="P9">Property Datatype</text:p>
          </table:table-cell>
          <table:table-cell table:style-name="Table6.A4" table:number-columns-spanned="2" office:value-type="string">
            <text:p text:style-name="P9">Meaning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>9997</text:p>
          </table:table-cell>
          <table:covered-table-cell/>
          <table:table-cell table:style-name="Table6.A9" office:value-type="string">
            <text:p text:style-name="P14">REAL</text:p>
          </table:table-cell>
          <table:table-cell table:style-name="Table6.D9" table:number-columns-spanned="2" office:value-type="string">
            <text:p text:style-name="P14">Test case for REAL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>9998</text:p>
          </table:table-cell>
          <table:covered-table-cell/>
          <table:table-cell table:style-name="Table6.A9" office:value-type="string">
            <text:p text:style-name="P14">Unsigned</text:p>
          </table:table-cell>
          <table:table-cell table:style-name="Table6.D9" table:number-columns-spanned="2" office:value-type="string">
            <text:p text:style-name="P14">Test case for positive value encoding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>9999</text:p>
          </table:table-cell>
          <table:covered-table-cell/>
          <table:table-cell table:style-name="Table6.A9" office:value-type="string">
            <text:p text:style-name="P14">Signed</text:p>
          </table:table-cell>
          <table:table-cell table:style-name="Table6.D9" table:number-columns-spanned="2" office:value-type="string">
            <text:p text:style-name="P14">Test case for negative value encoding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6.13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Analog Output Object Typ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Heading"/>
          </table:table-cell>
          <table:table-cell table:style-name="Table7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7.B1" office:value-type="string">
            <text:p text:style-name="P11">No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7.E2" office:value-type="string">
            <text:p text:style-name="P11">No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" table:number-columns-spanned="5" office:value-type="string">
            <text:p text:style-name="P11">Description</text:p>
            <text:p text:style-name="P6"/>
            <text:p text:style-name="P2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" table:number-columns-spanned="5" office:value-type="string">
            <text:p text:style-name="P14">Out_Of_Service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" table:number-columns-spanned="2" office:value-type="string">
            <text:p text:style-name="P9">Property Identifier</text:p>
          </table:table-cell>
          <table:covered-table-cell/>
          <table:table-cell table:style-name="Table7.A8" office:value-type="string">
            <text:p text:style-name="P9">Property Datatype</text:p>
          </table:table-cell>
          <table:table-cell table:style-name="Table7.A4" table:number-columns-spanned="2" office:value-type="string">
            <text:p text:style-name="P9">Meaning</text:p>
          </table:table-cell>
          <table:covered-table-cell/>
        </table:table-row>
        <table:table-row table:style-name="Table7.1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A9" office:value-type="string">
            <text:p text:style-name="P14"/>
          </table:table-cell>
          <table:table-cell table:style-name="Table7.D9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A9" office:value-type="string">
            <text:p text:style-name="P14"/>
          </table:table-cell>
          <table:table-cell table:style-name="Table7.D9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A9" office:value-type="string">
            <text:p text:style-name="P14"/>
          </table:table-cell>
          <table:table-cell table:style-name="Table7.D9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7.13">
          <table:table-cell table:style-name="Table7.A8" table:number-columns-spanned="2" office:value-type="string">
            <text:p text:style-name="P9">Property Identifier</text:p>
          </table:table-cell>
          <table:covered-table-cell/>
          <table:table-cell table:style-name="Table7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Present_Value</text:p>
          </table:table-cell>
          <table:covered-table-cell/>
          <table:table-cell table:style-name="Table7.D9" table:number-columns-spanned="3" office:value-type="string">
            <text:p text:style-name="P11">0-100%, 1% <text:s/>resolution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/>
          </table:table-cell>
          <table:covered-table-cell/>
          <table:table-cell table:style-name="Table7.D9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Analog Value Object Typ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Table_20_Heading"/>
          </table:table-cell>
          <table:table-cell table:style-name="Table8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8.B1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8.E2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1">Description, Priority_Array, Relinquish_Default</text:p>
            <text:p text:style-name="P6"/>
            <text:p text:style-name="P2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4">Present_Value</text:p>
            <text:p text:style-name="P14">Out_Of_Service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2" office:value-type="string">
            <text:p text:style-name="P9">Property Identifier</text:p>
          </table:table-cell>
          <table:covered-table-cell/>
          <table:table-cell table:style-name="Table8.A8" office:value-type="string">
            <text:p text:style-name="P9">Property Datatype</text:p>
          </table:table-cell>
          <table:table-cell table:style-name="Table8.A4" table:number-columns-spanned="2" office:value-type="string">
            <text:p text:style-name="P9">Meaning</text:p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8.13">
          <table:table-cell table:style-name="Table8.A8" table:number-columns-spanned="2" office:value-type="string">
            <text:p text:style-name="P9">Property Identifier</text:p>
          </table:table-cell>
          <table:covered-table-cell/>
          <table:table-cell table:style-name="Table8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Present_Value</text:p>
          </table:table-cell>
          <table:covered-table-cell/>
          <table:table-cell table:style-name="Table8.D9" table:number-columns-spanned="3" office:value-type="string">
            <text:p text:style-name="P11">0-100%, 1% resolution.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D9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Binary Input Object Typ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Table_20_Heading"/>
          </table:table-cell>
          <table:table-cell table:style-name="Table9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9.B1" office:value-type="string">
            <text:p text:style-name="P11">No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9.E2" office:value-type="string">
            <text:p text:style-name="P11">No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6" table:number-columns-spanned="5" office:value-type="string">
            <text:p text:style-name="P11">Present_Value</text:p>
            <text:p text:style-name="P11">Out_Of_Service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8" table:number-columns-spanned="2" office:value-type="string">
            <text:p text:style-name="P8">Property Identifier</text:p>
          </table:table-cell>
          <table:covered-table-cell/>
          <table:table-cell table:style-name="Table9.A8" office:value-type="string">
            <text:p text:style-name="P8">Property Datatype</text:p>
          </table:table-cell>
          <table:table-cell table:style-name="Table9.A4" table:number-columns-spanned="2" office:value-type="string">
            <text:p text:style-name="P8">Meaning</text:p>
          </table:table-cell>
          <table:covered-table-cell/>
        </table:table-row>
        <table:table-row table:style-name="Table9.1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9" office:value-type="string">
            <text:p text:style-name="P18"/>
          </table:table-cell>
          <table:table-cell table:style-name="Table9.A6" table:number-columns-spanned="2" office:value-type="string">
            <text:p text:style-name="P18"/>
          </table:table-cell>
          <table:covered-table-cell/>
        </table:table-row>
        <table:table-row table:style-name="Table9.1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9" office:value-type="string">
            <text:p text:style-name="P11"/>
          </table:table-cell>
          <table:table-cell table:style-name="Table9.A6" table:number-columns-spanned="2" office:value-type="string">
            <text:p text:style-name="P11"/>
          </table:table-cell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9.12">
          <table:table-cell table:style-name="Table9.A8" table:number-columns-spanned="2" office:value-type="string">
            <text:p text:style-name="P8">Property Identifier</text:p>
          </table:table-cell>
          <table:covered-table-cell/>
          <table:table-cell table:style-name="Table9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Binary Output Object Typ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Table_20_Heading"/>
          </table:table-cell>
          <table:table-cell table:style-name="Table10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0.B1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0.E2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5" office:value-type="string">
            <text:p text:style-name="P11">Description, Active_Text, Inactive_Text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6" table:number-columns-spanned="5" office:value-type="string">
            <text:p text:style-name="P11">Out_Of_Servic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8" office:value-type="string">
            <text:p text:style-name="P8">Property Datatype</text:p>
          </table:table-cell>
          <table:table-cell table:style-name="Table10.A4" table:number-columns-spanned="2" office:value-type="string">
            <text:p text:style-name="P8">Meaning</text:p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9" office:value-type="string">
            <text:p text:style-name="P18"/>
          </table:table-cell>
          <table:table-cell table:style-name="Table10.A6" table:number-columns-spanned="2" office:value-type="string">
            <text:p text:style-name="P18"/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9" office:value-type="string">
            <text:p text:style-name="P11"/>
          </table:table-cell>
          <table:table-cell table:style-name="Table10.A6" table:number-columns-spanned="2" office:value-type="string">
            <text:p text:style-name="P11"/>
          </table:table-cell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0.12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Binary Value Object Type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Table_20_Heading"/>
          </table:table-cell>
          <table:table-cell table:style-name="Table11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1.B1" office:value-type="string">
            <text:p text:style-name="P11">No</text:p>
          </table:table-cell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1.E2" office:value-type="string">
            <text:p text:style-name="P11">No</text:p>
          </table:table-cell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4" table:number-columns-spanned="5" office:value-type="string">
            <text:p text:style-name="P11">Description, Active_Text, Inactive_Text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6" table:number-columns-spanned="5" office:value-type="string">
            <text:p text:style-name="P11">Present_Value</text:p>
            <text:p text:style-name="P11">Out_Of_Service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8" table:number-columns-spanned="2" office:value-type="string">
            <text:p text:style-name="P8">Property Identifier</text:p>
          </table:table-cell>
          <table:covered-table-cell/>
          <table:table-cell table:style-name="Table11.A8" office:value-type="string">
            <text:p text:style-name="P8">Property Datatype</text:p>
          </table:table-cell>
          <table:table-cell table:style-name="Table11.A4" table:number-columns-spanned="2" office:value-type="string">
            <text:p text:style-name="P8">Meaning</text:p>
          </table:table-cell>
          <table:covered-table-cell/>
        </table:table-row>
        <table:table-row table:style-name="Table11.1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9" office:value-type="string">
            <text:p text:style-name="P18"/>
          </table:table-cell>
          <table:table-cell table:style-name="Table11.A6" table:number-columns-spanned="2" office:value-type="string">
            <text:p text:style-name="P18"/>
          </table:table-cell>
          <table:covered-table-cell/>
        </table:table-row>
        <table:table-row table:style-name="Table11.1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9" office:value-type="string">
            <text:p text:style-name="P11"/>
          </table:table-cell>
          <table:table-cell table:style-name="Table11.A6" table:number-columns-spanned="2" office:value-type="string">
            <text:p text:style-name="P11"/>
          </table:table-cell>
          <table:covered-table-cell/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1.12">
          <table:table-cell table:style-name="Table11.A8" table:number-columns-spanned="2" office:value-type="string">
            <text:p text:style-name="P8">Property Identifier</text:p>
          </table:table-cell>
          <table:covered-table-cell/>
          <table:table-cell table:style-name="Table11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File Object Typ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Table_20_Heading"/>
          </table:table-cell>
          <table:table-cell table:style-name="Table12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2.B1" office:value-type="string">
            <text:p text:style-name="P11">No</text:p>
          </table:table-cell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2.E2" office:value-type="string">
            <text:p text:style-name="P11">No</text:p>
          </table:table-cell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6" table:number-columns-spanned="5" office:value-type="string">
            <text:p text:style-name="P11">File_Siz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8" table:number-columns-spanned="2" office:value-type="string">
            <text:p text:style-name="P8">Property Identifier</text:p>
          </table:table-cell>
          <table:covered-table-cell/>
          <table:table-cell table:style-name="Table12.A8" office:value-type="string">
            <text:p text:style-name="P8">Property Datatype</text:p>
          </table:table-cell>
          <table:table-cell table:style-name="Table12.A4" table:number-columns-spanned="2" office:value-type="string">
            <text:p text:style-name="P8">Meaning</text:p>
          </table:table-cell>
          <table:covered-table-cell/>
        </table:table-row>
        <table:table-row table:style-name="Table12.1">
          <table:table-cell table:style-name="Table12.A9" table:number-columns-spanned="2" office:value-type="string">
            <text:p text:style-name="P11"/>
          </table:table-cell>
          <table:covered-table-cell/>
          <table:table-cell table:style-name="Table12.A9" office:value-type="string">
            <text:p text:style-name="P11"/>
          </table:table-cell>
          <table:table-cell table:style-name="Table12.A6" table:number-columns-spanned="2" office:value-type="string">
            <text:p text:style-name="P11"/>
          </table:table-cell>
          <table:covered-table-cell/>
        </table:table-row>
        <table:table-row table:style-name="Table12.1">
          <table:table-cell table:style-name="Table12.A9" table:number-columns-spanned="2" office:value-type="string">
            <text:p text:style-name="P11"/>
          </table:table-cell>
          <table:covered-table-cell/>
          <table:table-cell table:style-name="Table12.A9" office:value-type="string">
            <text:p text:style-name="P11"/>
          </table:table-cell>
          <table:table-cell table:style-name="Table12.A6" table:number-columns-spanned="2" office:value-type="string">
            <text:p text:style-name="P11"/>
          </table:table-cell>
          <table:covered-table-cell/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2.12">
          <table:table-cell table:style-name="Table12.A8" table:number-columns-spanned="2" office:value-type="string">
            <text:p text:style-name="P8">Property Identifier</text:p>
          </table:table-cell>
          <table:covered-table-cell/>
          <table:table-cell table:style-name="Table12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2.13">
          <table:table-cell table:style-name="Table12.A9" table:number-columns-spanned="2" office:value-type="string">
            <text:p text:style-name="P11"/>
          </table:table-cell>
          <table:covered-table-cell/>
          <table:table-cell table:style-name="Table12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Life Safety Point Object Typ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Table_20_Heading"/>
          </table:table-cell>
          <table:table-cell table:style-name="Table13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3.B1" office:value-type="string">
            <text:p text:style-name="P11">No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3.E2" office:value-type="string">
            <text:p text:style-name="P11">No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6" table:number-columns-spanned="5" office:value-type="string">
            <text:p text:style-name="P11">Out_Of_Servic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8" table:number-columns-spanned="2" office:value-type="string">
            <text:p text:style-name="P8">Property Identifier</text:p>
          </table:table-cell>
          <table:covered-table-cell/>
          <table:table-cell table:style-name="Table13.A8" office:value-type="string">
            <text:p text:style-name="P8">Property Datatype</text:p>
          </table:table-cell>
          <table:table-cell table:style-name="Table13.A4" table:number-columns-spanned="2" office:value-type="string">
            <text:p text:style-name="P8">Meaning</text:p>
          </table:table-cell>
          <table:covered-table-cell/>
        </table:table-row>
        <table:table-row table:style-name="Table13.1">
          <table:table-cell table:style-name="Table13.A9" table:number-columns-spanned="2" office:value-type="string">
            <text:p text:style-name="P11"/>
          </table:table-cell>
          <table:covered-table-cell/>
          <table:table-cell table:style-name="Table13.A9" office:value-type="string">
            <text:p text:style-name="P11"/>
          </table:table-cell>
          <table:table-cell table:style-name="Table13.A6" table:number-columns-spanned="2" office:value-type="string">
            <text:p text:style-name="P11"/>
          </table:table-cell>
          <table:covered-table-cell/>
        </table:table-row>
        <table:table-row table:style-name="Table13.1">
          <table:table-cell table:style-name="Table13.A9" table:number-columns-spanned="2" office:value-type="string">
            <text:p text:style-name="P11"/>
          </table:table-cell>
          <table:covered-table-cell/>
          <table:table-cell table:style-name="Table13.A9" office:value-type="string">
            <text:p text:style-name="P11"/>
          </table:table-cell>
          <table:table-cell table:style-name="Table13.A6" table:number-columns-spanned="2" office:value-type="string">
            <text:p text:style-name="P11"/>
          </table:table-cell>
          <table:covered-table-cell/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3.12">
          <table:table-cell table:style-name="Table13.A8" table:number-columns-spanned="2" office:value-type="string">
            <text:p text:style-name="P8">Property Identifier</text:p>
          </table:table-cell>
          <table:covered-table-cell/>
          <table:table-cell table:style-name="Table13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3.13">
          <table:table-cell table:style-name="Table13.A9" table:number-columns-spanned="2" office:value-type="string">
            <text:p text:style-name="P11"/>
          </table:table-cell>
          <table:covered-table-cell/>
          <table:table-cell table:style-name="Table13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7"/>
      <text:p text:style-name="P20">Load Control Object Type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Table_20_Heading"/>
          </table:table-cell>
          <table:table-cell table:style-name="Table14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4.B1" office:value-type="string">
            <text:p text:style-name="P11">No</text:p>
          </table:table-cell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4.E2" office:value-type="string">
            <text:p text:style-name="P11">No</text:p>
          </table:table-cell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4" table:number-columns-spanned="5" office:value-type="string">
            <text:p text:style-name="P11">Description, Full_Duty_Baselin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6" table:number-columns-spanned="5" office:value-type="string">
            <text:p text:style-name="P11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8" table:number-columns-spanned="2" office:value-type="string">
            <text:p text:style-name="P8">Property Identifier</text:p>
          </table:table-cell>
          <table:covered-table-cell/>
          <table:table-cell table:style-name="Table14.A8" office:value-type="string">
            <text:p text:style-name="P8">Property Datatype</text:p>
          </table:table-cell>
          <table:table-cell table:style-name="Table14.A4" table:number-columns-spanned="2" office:value-type="string">
            <text:p text:style-name="P8">Meaning</text:p>
          </table:table-cell>
          <table:covered-table-cell/>
        </table:table-row>
        <table:table-row table:style-name="Table14.1">
          <table:table-cell table:style-name="Table14.A9" table:number-columns-spanned="2" office:value-type="string">
            <text:p text:style-name="P11"/>
          </table:table-cell>
          <table:covered-table-cell/>
          <table:table-cell table:style-name="Table14.A9" office:value-type="string">
            <text:p text:style-name="P11"/>
          </table:table-cell>
          <table:table-cell table:style-name="Table14.A6" table:number-columns-spanned="2" office:value-type="string">
            <text:p text:style-name="P11"/>
          </table:table-cell>
          <table:covered-table-cell/>
        </table:table-row>
        <table:table-row table:style-name="Table14.1">
          <table:table-cell table:style-name="Table14.A9" table:number-columns-spanned="2" office:value-type="string">
            <text:p text:style-name="P11"/>
          </table:table-cell>
          <table:covered-table-cell/>
          <table:table-cell table:style-name="Table14.A9" office:value-type="string">
            <text:p text:style-name="P11"/>
          </table:table-cell>
          <table:table-cell table:style-name="Table14.A6" table:number-columns-spanned="2" office:value-type="string">
            <text:p text:style-name="P11"/>
          </table:table-cell>
          <table:covered-table-cell/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4.12">
          <table:table-cell table:style-name="Table14.A8" table:number-columns-spanned="2" office:value-type="string">
            <text:p text:style-name="P8">Property Identifier</text:p>
          </table:table-cell>
          <table:covered-table-cell/>
          <table:table-cell table:style-name="Table14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4.13">
          <table:table-cell table:style-name="Table14.A9" table:number-columns-spanned="2" office:value-type="string">
            <text:p text:style-name="P11"/>
          </table:table-cell>
          <table:covered-table-cell/>
          <table:table-cell table:style-name="Table14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Multi-state Output Object Type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Table_20_Heading"/>
          </table:table-cell>
          <table:table-cell table:style-name="Table15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5.B1" office:value-type="string">
            <text:p text:style-name="P11">No</text:p>
          </table:table-cell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5.E2" office:value-type="string">
            <text:p text:style-name="P11">No</text:p>
          </table:table-cell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6" table:number-columns-spanned="5" office:value-type="string">
            <text:p text:style-name="P11">Out_Of_Servic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8" table:number-columns-spanned="2" office:value-type="string">
            <text:p text:style-name="P8">Property Identifier</text:p>
          </table:table-cell>
          <table:covered-table-cell/>
          <table:table-cell table:style-name="Table15.A8" office:value-type="string">
            <text:p text:style-name="P8">Property Datatype</text:p>
          </table:table-cell>
          <table:table-cell table:style-name="Table15.A4" table:number-columns-spanned="2" office:value-type="string">
            <text:p text:style-name="P8">Meaning</text:p>
          </table:table-cell>
          <table:covered-table-cell/>
        </table:table-row>
        <table:table-row table:style-name="Table15.1">
          <table:table-cell table:style-name="Table15.A9" table:number-columns-spanned="2" office:value-type="string">
            <text:p text:style-name="P11"/>
          </table:table-cell>
          <table:covered-table-cell/>
          <table:table-cell table:style-name="Table15.A9" office:value-type="string">
            <text:p text:style-name="P11"/>
          </table:table-cell>
          <table:table-cell table:style-name="Table15.A6" table:number-columns-spanned="2" office:value-type="string">
            <text:p text:style-name="P11"/>
          </table:table-cell>
          <table:covered-table-cell/>
        </table:table-row>
        <table:table-row table:style-name="Table15.1">
          <table:table-cell table:style-name="Table15.A9" table:number-columns-spanned="2" office:value-type="string">
            <text:p text:style-name="P11"/>
          </table:table-cell>
          <table:covered-table-cell/>
          <table:table-cell table:style-name="Table15.A9" office:value-type="string">
            <text:p text:style-name="P11"/>
          </table:table-cell>
          <table:table-cell table:style-name="Table15.A6" table:number-columns-spanned="2" office:value-type="string">
            <text:p text:style-name="P11"/>
          </table:table-cell>
          <table:covered-table-cell/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5.12">
          <table:table-cell table:style-name="Table15.A8" table:number-columns-spanned="2" office:value-type="string">
            <text:p text:style-name="P8">Property Identifier</text:p>
          </table:table-cell>
          <table:covered-table-cell/>
          <table:table-cell table:style-name="Table15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5.13">
          <table:table-cell table:style-name="Table15.A9" table:number-columns-spanned="2" office:value-type="string">
            <text:p text:style-name="P15">Present_Value</text:p>
          </table:table-cell>
          <table:covered-table-cell/>
          <table:table-cell table:style-name="Table15.A6" table:number-columns-spanned="3" office:value-type="string">
            <text:p text:style-name="P15">0-254 states</text:p>
          </table:table-cell>
          <table:covered-table-cell/>
          <table:covered-table-cell/>
        </table:table-row>
      </table:table>
      <text:p text:style-name="Standard"/>
      <text:p text:style-name="P7"/>
      <text:p text:style-name="P7"/>
      <text:p text:style-name="P20">Device Object Type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Table_20_Heading"/>
          </table:table-cell>
          <table:table-cell table:style-name="Table1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6.B1" office:value-type="string">
            <text:p text:style-name="P11">No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6.E2" office:value-type="string">
            <text:p text:style-name="P11">No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4" table:number-columns-spanned="5" office:value-type="string"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6" table:number-columns-spanned="5" office:value-type="string">
            <text:p text:style-name="P11">Object_Name</text:p>
            <text:p text:style-name="P11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8" table:number-columns-spanned="2" office:value-type="string">
            <text:p text:style-name="P8">Property Identifier</text:p>
          </table:table-cell>
          <table:covered-table-cell/>
          <table:table-cell table:style-name="Table16.A8" office:value-type="string">
            <text:p text:style-name="P8">Property Datatype</text:p>
          </table:table-cell>
          <table:table-cell table:style-name="Table16.A4" table:number-columns-spanned="2" office:value-type="string">
            <text:p text:style-name="P8">Meaning</text:p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/>
          </table:table-cell>
          <table:covered-table-cell/>
          <table:table-cell table:style-name="Table16.A9" office:value-type="string">
            <text:p text:style-name="P11"/>
          </table:table-cell>
          <table:table-cell table:style-name="Table16.A6" table:number-columns-spanned="2" office:value-type="string">
            <text:p text:style-name="P11"/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/>
          </table:table-cell>
          <table:covered-table-cell/>
          <table:table-cell table:style-name="Table16.A9" office:value-type="string">
            <text:p text:style-name="P11"/>
          </table:table-cell>
          <table:table-cell table:style-name="Table16.A6" table:number-columns-spanned="2" office:value-type="string">
            <text:p text:style-name="P11"/>
          </table:table-cell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6.12">
          <table:table-cell table:style-name="Table16.A8" table:number-columns-spanned="2" office:value-type="string">
            <text:p text:style-name="P8">Property Identifier</text:p>
          </table:table-cell>
          <table:covered-table-cell/>
          <table:table-cell table:style-name="Table1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Object_Name</text:p>
          </table:table-cell>
          <table:covered-table-cell/>
          <table:table-cell table:style-name="Table16.A6" table:number-columns-spanned="3" office:value-type="string">
            <text:p text:style-name="P1"><text:span text:style-name="T4"><text:s/></text:span><text:span text:style-name="T4">&lt; 16 characters</text:span>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Object_Identifier</text:p>
          </table:table-cell>
          <table:covered-table-cell/>
          <table:table-cell table:style-name="Table16.A6" table:number-columns-spanned="3" office:value-type="string">
            <text:p text:style-name="P15">Device Type only.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Number_Of_APDU_Retries</text:p>
          </table:table-cell>
          <table:covered-table-cell/>
          <table:table-cell table:style-name="Table16.A6" table:number-columns-spanned="3" office:value-type="string">
            <text:p text:style-name="P15">0-255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APDU_Timeout</text:p>
          </table:table-cell>
          <table:covered-table-cell/>
          <table:table-cell table:style-name="Table16.A6" table:number-columns-spanned="3" office:value-type="string">
            <text:p text:style-name="P1">0-65535 milliseconds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Vendor_Identifier</text:p>
          </table:table-cell>
          <table:covered-table-cell/>
          <table:table-cell table:style-name="Table16.A6" table:number-columns-spanned="3" office:value-type="string">
            <text:p text:style-name="P1">0-65535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System_Status</text:p>
          </table:table-cell>
          <table:covered-table-cell/>
          <table:table-cell table:style-name="Table16.A6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0">Data Link Layer Options (check all that are supported):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X</text:p>
          </table:table-cell>
          <table:table-cell table:style-name="Table17.A1" office:value-type="string">
            <text:p text:style-name="P11">BACnet IP, (Annex J)</text:p>
          </table:table-cell>
          <table:table-cell table:style-name="Table17.C1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BACnet IP, (Annex J), Foreign Device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ISO 8802-3, Ethernet (Clause 7)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7"/>
          </table:table-cell>
          <table:table-cell table:style-name="Table17.A2" office:value-type="string">
            <text:p text:style-name="P11">ANSI/ATA 878.1, 2.5 Mb. ARCNET (Clause 8)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ANSI/ATA 878.1, RS-485 ARCNET (Clause 8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MS/TP master (Clause 9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MS/TP slave (Clause 9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Point-To-Point, EIA 232 (Clause 10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Point-To-Point, modem, (Clause 10), baud rate(s):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7"/>
          </table:table-cell>
          <table:table-cell table:style-name="Table17.A2" office:value-type="string">
            <text:p text:style-name="P11">LonTalk, (Clause 11), medium: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Other:</text:p>
          </table:table-cell>
          <table:table-cell table:style-name="Table17.C2" office:value-type="string">
            <text:p text:style-name="P11"/>
          </table:table-cell>
        </table:table-row>
      </table:table>
      <text:p text:style-name="Standard"/>
      <text:p text:style-name="P6"/>
      <text:p text:style-name="P7">Networking Options (check all that are supported):</text:p>
      <text:p text:style-name="P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"/>
          </table:table-cell>
          <table:table-cell table:style-name="Table18.B1" office:value-type="string">
            <text:p text:style-name="P11">Router, Clause 6 - List all routing configurations (e.g. ARCNET-Ethernet, Ethernet-MS/TP, etc.):</text:p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  <table:table-cell table:style-name="Table18.B2" office:value-type="string">
            <text:p text:style-name="P11"/>
            <text:p text:style-name="P6"/>
          </table:table-cell>
        </table:table-row>
        <table:table-row table:style-name="Table18.1">
          <table:table-cell table:style-name="Table18.A3" office:value-type="string">
            <text:p text:style-name="P12"/>
          </table:table-cell>
          <table:table-cell table:style-name="Table18.B2" office:value-type="string">
            <text:p text:style-name="P11">Annex H.3, BACnet Tunneling Router over UDP/IP</text:p>
          </table:table-cell>
        </table:table-row>
        <table:table-row table:style-name="Table18.1">
          <table:table-cell table:style-name="Table18.A3" office:value-type="string">
            <text:p text:style-name="P12">X</text:p>
          </table:table-cell>
          <table:table-cell table:style-name="Table18.B2" office:value-type="string">
            <text:p text:style-name="P11">BACnet/IP Broadcast Management Device (BBMD)</text:p>
          </table:table-cell>
        </table:table-row>
        <table:table-row table:style-name="Table18.1">
          <table:table-cell table:style-name="Table18.A3" office:value-type="string">
            <text:p text:style-name="P12">X</text:p>
          </table:table-cell>
          <table:table-cell table:style-name="Table18.B2" office:value-type="string">
            <text:p text:style-name="P11">BBMD supports registrations by Foreign Devices</text:p>
          </table:table-cell>
        </table:table-row>
      </table:table>
      <text:p text:style-name="Standard"/>
      <text:p text:style-name="P7">Segmentation Capability (check all that apply):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/>
          </table:table-cell>
          <table:table-cell table:style-name="Table19.A1" office:value-type="string">
            <text:p text:style-name="P11"/>
          </table:table-cell>
          <table:table-cell table:style-name="Table19.A1" office:value-type="string">
            <text:p text:style-name="P12">Window Size</text:p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1">Segmented requests supported</text:p>
          </table:table-cell>
          <table:table-cell table:style-name="Table19.C2" office:value-type="string">
            <text:p text:style-name="P12"/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1">Segmented responses supported</text:p>
          </table:table-cell>
          <table:table-cell table:style-name="Table19.C2" office:value-type="string">
            <text:p text:style-name="P12"/>
          </table:table-cell>
        </table:table-row>
      </table:table>
      <text:p text:style-name="Standard"/>
      <text:p text:style-name="P7">Character Sets Supported (check all that apply):</text:p>
      <text:p text:style-name="P6">Indicating support for multiple character sets does not imply that they can all be supported simultaneously.</text:p>
      <text:p text:style-name="P6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2">x</text:p>
          </table:table-cell>
          <table:table-cell table:style-name="Table20.B1" office:value-type="string">
            <text:p text:style-name="P11">ANSI X3.4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"><text:span text:style-name="T1">IBM</text:span><text:span text:style-name="T6"></text:span><text:span text:style-name="T1">/Microsoft</text:span><text:span text:style-name="T6"></text:span><text:span text:style-name="T1"> DBCS</text:span>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8859-1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10646 (UCS-2)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10646 (ICS-4)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JIS C 6226</text:p>
          </table:table-cell>
        </table:table-row>
      </table:table>
      <text:p text:style-name="Standard"/>
      <text:p text:style-name="P7">If this product is a communication gateway, describe the non-BACnet equipment/network(s) that the gateway supports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6">N/A</text:p>
            <text:p text:style-name="P25"/>
          </table:table-cell>
        </table:table-row>
      </table:table>
      <text:p text:style-name="Standard"/>
      <text:p text:style-name="P24">Include any addition information about the product's BACnet capabilities relevant to interoperability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size-asian="14pt"/>
    </style:style>
    <style:style style:name="Text_20_body" style:display-name="Text body" style:family="paragraph" style:parent-style-name="Standard" style:class="text">
      <style:text-properties fo:language="en" fo:country="US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left="0.5in" fo:margin-right="0in" fo:text-align="center" style:justify-single-word="false" fo:text-indent="0.0008in" style:auto-text-indent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0.0008in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Default_20_Paragraph_20_Font" style:display-name="WW-Default Paragraph Font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Default_20_Paragraph_20_Font1" style:display-name="WW-Default Paragraph Font1" style:family="text"/>
    <style:style style:name="WW-Absatz-Standardschriftart111111111111" style:family="text"/>
    <style:style style:name="WW-Default_20_Paragraph_20_Font11" style:display-name="WW-Default Paragraph Font11" style:family="text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25in" fo:margin-bottom="1in" fo:margin-left="0.9992in" fo:margin-right="0.999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75in" fo:margin-bottom="0.4689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9992in" fo:margin-right="0.999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BACnet Protocol Implementation Conformance Statement</dc:title>
    <meta:initial-creator>Steve Karg</meta:initial-creator>
    <meta:creation-date>1995-11-21T17:41:00</meta:creation-date>
    <dc:creator>Steve Karg</dc:creator>
    <dc:date>2002-02-21T13:09:00</dc:date>
    <meta:print-date>2113-01-01T06:00:00</meta:print-date>
    <meta:editing-cycles>2</meta:editing-cycles>
    <meta:editing-duration>PT574H11M08S</meta:editing-duration>
    <meta:document-statistic meta:table-count="22" meta:image-count="0" meta:object-count="0" meta:page-count="13" meta:paragraph-count="282" meta:word-count="1126" meta:character-count="8157"/>
    <meta:generator>OpenOffice.org/3.1$Win32 OpenOffice.org_project/310m11$Build-9399</meta:generator>
  </office:meta>
</office:document-meta>
</file>